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nfluence of the MJO on circulation anomalies in the vicinity of South America can be exerted mainly by two different ways: (1) changes in the tropical circulation associated to the eastward passage of MJO diabatic heating anomalies along the equator; and (2) changes in the extratropical circulation anomalies through Rossby wave trains extending between tropical western Pacific-Indian Ocean sector and South America (Berbery and Nogues-Paegle</text:p>
      <text:p text:style-name="P1"/>
      <text:p text:style-name="P2">Influence of the Madden Julian Oscillation on precipitation and surface air temperature in South America</text:p>
      <text:p text:style-name="P1"/>
      <text:p text:style-name="P1">The intraseasonal variability range has been reported to exhibit a notorious impact in temperature (especially in minimum temperature) in southeastern South America during winter [Naumann and Vargas, 2012]. For this region and season, Naumann and Vargas [2010] showed consistent covariability of temperature and precipitation with the MJO. The MJO is the dominant mode of intraseasonal variability</text:p>
      <text:p text:style-name="P1"/>
      <text:p text:style-name="P1">both tropical and subtropical regions [Zhang, 2005]. The modulation of regional weather and climate systems by the MJO, especially in subtropical latitudes, has been extensively studied, regarding both precipitation [e.g., Sperber, 2003; Donald et al., 2006; Kanamori et al., 2013; Matthews et al., 2013] and temperature [e.g., Maloney and Kiehl, 2002; Oliver, 2014; Salby and Hendon, 1994; Zhou et al., 2011].</text:p>
      <text:p text:style-name="P1"/>
      <text:p text:style-name="P1">With the aim of facilitating the intercomparison of results, the intraseasonal anomalies of each variable are defined in this paper after Cerne and Vera [2011], as the result of subtracting from the daily values their corresponding climatological daily means (a term which accounts for the annual cycle) and the seasonal departures of each particular year from the climatology (i.e., the DJF mean of each year minus the long-term seasonal mean). That is, the intraseasonal anomaly of a given variable for day d and year y is calculated as</text:p>
      <text:p text:style-name="P1"/>
      <text:p text:style-name="P2">Evidence for a modulation of the intraseasonal summer temperature in Eastern Patagonia by the Madden-Julian Oscillation</text:p>
      <text:p text:style-name="P1"/>
      <text:p text:style-name="P1">, Donald et al. (2006) found that during the whole year, phase 4 is related to enhanced precipitation in southern Uruguay, </text:p>
      <text:p text:style-name="P1"/>
      <text:p text:style-name="P1">Alvarez et al. (2016) confirmed that MJO influences climate in South America during all seasons through extratropical Rossby wave trains that favour cyclonic and anticyclonic circulation anomalies over the region. They</text:p>
      <text:p text:style-name="P1"><text:s/></text:p>
      <text:p text:style-name="P2">Influence of Madden–Julian Oscillation on extreme rainfall events in Spring in southern Uruguay</text:p>
      <text:p text:style-name="P1"/>
      <text:p text:style-name="P1">The objective of this research is to explore the relationship between maximum and minimum temperatures, daily precipitation, and the Madden–Julian oscillation (MJO). It was found that the different phases of the MJO show a consistent signal on winter temperature variability and precipitation in southeastern South America. Additionally, this paper explores the spatial–temporal variations of mutual information and joint</text:p>
      <text:p text:style-name="P1"/>
      <text:p text:style-name="P2">Joint Diagnostic of the Surface Air Temperature in Southern South America and the Madden–Julian Osci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25T15:06:52.177298258</meta:creation-date>
    <dc:date>2022-10-28T14:47:39.041933222</dc:date>
    <meta:editing-duration>PT12H5M25S</meta:editing-duration>
    <meta:editing-cycles>11</meta:editing-cycles>
    <meta:generator>LibreOffice/6.0.7.3$Linux_X86_64 LibreOffice_project/00m0$Build-3</meta:generator>
    <meta:document-statistic meta:table-count="0" meta:image-count="0" meta:object-count="0" meta:page-count="1" meta:paragraph-count="12" meta:word-count="444" meta:character-count="2982" meta:non-whitespace-character-count="2551"/>
  </office:meta>
</office:document-meta>
</file>